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5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77]" office:value-type="float" office:value="845864513">
            <text:p>845,864,513</text:p>
          </table:table-cell>
          <table:table-cell table:style-name="ce2" table:formula="of:=[.L77]" office:value-type="float" office:value="4266379442">
            <text:p>4,266,379,442</text:p>
          </table:table-cell>
          <table:table-cell table:style-name="ce6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feat_set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187852303">
            <text:p>187,852,303.00</text:p>
          </table:table-cell>
          <table:table-cell office:value-type="float" office:value="1049978482">
            <text:p>1,049,978,48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186261.2">
            <text:p>186,261.2000</text:p>
          </table:table-cell>
          <table:table-cell table:style-name="ce17" table:formula="of:=[.O16]/[.O32]" office:value-type="percentage" office:value="0.814803732692203">
            <text:p>81.48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 table:number-columns-repeated="3"/>
          <table:table-cell office:value-type="string">
            <text:p>Added set2 features</text:p>
          </table:table-cell>
          <table:table-cell office:value-type="string">
            <text:p>lat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lat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10379429">
            <text:p>110,379,429.00</text:p>
          </table:table-cell>
          <table:table-cell office:value-type="float" office:value="527985397">
            <text:p>527,985,397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19858.3">
            <text:p>219,858.3000</text:p>
          </table:table-cell>
          <table:table-cell table:style-name="ce17" table:formula="of:=[.O17]/[.O33]" office:value-type="percentage" office:value="0.84110408676607">
            <text:p>84.11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32]" office:value-type="percentage" office:value="0.714707059710874">
            <text:p>71.47%</text:p>
          </table:table-cell>
          <table:table-cell table:style-name="ce4" table:formula="of:=[.C32]" office:value-type="percentage" office:value="0.715261064442378">
            <text:p>71.53%</text:p>
          </table:table-cell>
          <table:table-cell office:value-type="string">
            <text:p>Added set1 features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/>
          <table:table-cell office:value-type="string">
            <text:p>(0,1.43e+03]</text:p>
          </table:table-cell>
          <table:table-cell office:value-type="float" office:value="91604284">
            <text:p>91,604,284.00</text:p>
          </table:table-cell>
          <table:table-cell office:value-type="float" office:value="423403935">
            <text:p>423,403,935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6365388">
            <text:p>0.6365</text:p>
          </table:table-cell>
          <table:table-cell table:style-name="ce17" table:formula="of:=[.O18]/[.O34]" office:value-type="percentage" office:value="1.40658968644795">
            <text:p>140.66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 table:number-columns-repeated="3"/>
          <table:table-cell office:value-type="string">
            <text:p>Removed sqft.living.cut.fctr as feature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/>
          <table:table-cell office:value-type="string">
            <text:p>(1.43e+03,1.91e+03]</text:p>
          </table:table-cell>
          <table:table-cell office:value-type="float" office:value="90886544">
            <text:p>90,886,544.00</text:p>
          </table:table-cell>
          <table:table-cell office:value-type="float" office:value="415710480">
            <text:p>415,710,48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6630405">
            <text:p>0.6630</text:p>
          </table:table-cell>
          <table:table-cell table:style-name="ce17" table:formula="of:=[.O19]/[.O35]" office:value-type="percentage" office:value="1.26635295627606">
            <text:p>126.64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formula="of:=[.K29]/[.B$12]" office:value-type="percentage" office:value="0.56832099303355">
            <text:p>56.83%</text:p>
          </table:table-cell>
          <table:table-cell table:style-name="ce5" table:formula="of:=[.L29]/[.C$12]" office:value-type="percentage" office:value="0.566540863713453">
            <text:p>56.65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floors</text:p>
          </table:table-cell>
          <table:table-cell office:value-type="float" office:value="33.09719">
            <text:p>33.10</text:p>
          </table:table-cell>
          <table:table-cell office:value-type="string">
            <text:p>floors</text:p>
          </table:table-cell>
          <table:table-cell office:value-type="float" office:value="33.09719">
            <text:p>33.10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21]/[.O37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formula="of:=[.B33]" office:value-type="percentage" office:value="0">
            <text:p>0.00%</text:p>
          </table:table-cell>
          <table:table-cell table:style-name="ce5" table:formula="of:=[.C33]" office:value-type="percentage" office:value="0">
            <text:p>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table:number-columns-repeated="9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inspect.data</text:span><text:span text:style-name="T2">(Console)</text:span></text:p>
          </table:table-cell>
          <table:table-cell table:style-name="ce4" office:value-type="float" office:value="144.839">
            <text:p>144.84</text:p>
          </table:table-cell>
          <table:table-cell table:style-name="ce17" table:formula="of:=[.O23]/[.O39]" office:value-type="percentage" office:value="2.32512481338192">
            <text:p>232.51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24]/[.O40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26]/[.O4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27]/[.O43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480722560">
            <text:p>480,722,560.00</text:p>
          </table:table-cell>
          <table:table-cell table:style-name="ce16" table:formula="of:=SUM([.L16:.L28])" office:value-type="float" office:value="2417078294">
            <text:p>2,417,078,294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29]/[.K45]" office:value-type="percentage" office:value="0.795180326417172">
            <text:p>79.52%</text:p>
          </table:table-cell>
          <table:table-cell table:style-name="ce17" table:formula="of:=[.L29]/[.L45]" office:value-type="percentage" office:value="0.792075637662637">
            <text:p>79.21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/>
          <table:table-cell table:style-name="ce5" table:formula="of:=[.K45]/[.B$12]" office:value-type="percentage" office:value="0.714707059710874">
            <text:p>71.47%</text:p>
          </table:table-cell>
          <table:table-cell table:style-name="ce5" table:formula="of:=[.L45]/[.C$12]" office:value-type="percentage" office:value="0.715261064442378">
            <text:p>71.53%</text:p>
          </table:table-cell>
          <table:table-cell office:value-type="string">
            <text:p>Houses_feat_set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30493369">
            <text:p>230,493,369.00</text:p>
          </table:table-cell>
          <table:table-cell office:value-type="float" office:value="1293759192">
            <text:p>1,293,759,19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596.4">
            <text:p>228,596.4000</text:p>
          </table:table-cell>
          <table:table-cell table:style-name="ce17" table:formula="of:=[.O32]/[.O48]" office:value-type="percentage" office:value="0.999410661947299">
            <text:p>99.94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/>
          <table:table-cell table:number-columns-repeated="2"/>
          <table:table-cell office:value-type="string">
            <text:p>Added set1 features</text:p>
          </table:table-cell>
          <table:table-cell office:value-type="string">
            <text:p>bathroom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bathroom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52287548">
            <text:p>152,287,548.00</text:p>
          </table:table-cell>
          <table:table-cell office:value-type="float" office:value="731606056">
            <text:p>731,606,056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61392.5">
            <text:p>261,392.5000</text:p>
          </table:table-cell>
          <table:table-cell table:style-name="ce17" table:formula="of:=[.O33]/[.O49]" office:value-type="percentage" office:value="1.01197212080057">
            <text:p>101.20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 table:number-columns-repeated="3"/>
          <table:table-cell office:value-type="string">
            <text:p>Removed sqft.living.cut.fctr as feature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/>
          <table:table-cell office:value-type="string">
            <text:p>(1.43e+03,1.91e+03]</text:p>
          </table:table-cell>
          <table:table-cell office:value-type="float" office:value="120331898">
            <text:p>120,331,898.00</text:p>
          </table:table-cell>
          <table:table-cell office:value-type="float" office:value="554699721">
            <text:p>554,699,721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25405">
            <text:p>0.4525</text:p>
          </table:table-cell>
          <table:table-cell table:style-name="ce17" table:formula="of:=[.O34]/[.O50]" office:value-type="percentage" office:value="1.00142975881091">
            <text:p>100.14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formula="of:=[.K45]/[.B$12]" office:value-type="percentage" office:value="0.714707059710874">
            <text:p>71.47%</text:p>
          </table:table-cell>
          <table:table-cell table:style-name="ce5" table:formula="of:=[.L45]/[.C$12]" office:value-type="percentage" office:value="0.715261064442378">
            <text:p>71.53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/>
          <table:table-cell office:value-type="string">
            <text:p>(0,1.43e+03]</text:p>
          </table:table-cell>
          <table:table-cell office:value-type="float" office:value="101432524">
            <text:p>101,432,524.00</text:p>
          </table:table-cell>
          <table:table-cell office:value-type="float" office:value="471510132">
            <text:p>471,510,132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235827">
            <text:p>0.5236</text:p>
          </table:table-cell>
          <table:table-cell table:style-name="ce17" table:formula="of:=[.O35]/[.O51]" office:value-type="percentage" office:value="0.97863894786482">
            <text:p>97.86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formula="of:=[.B49]" office:value-type="percentage" office:value="0.717647136947569">
            <text:p>71.76%</text:p>
          </table:table-cell>
          <table:table-cell table:style-name="ce5" table:formula="of:=[.C49]" office:value-type="percentage" office:value="0.719750302040763">
            <text:p>71.9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37]/[.O53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table:number-columns-repeated="9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62.293">
            <text:p>62.29</text:p>
          </table:table-cell>
          <table:table-cell table:style-name="ce17" table:formula="of:=[.O39]/[.O55]" office:value-type="percentage" office:value="1.11564223798266">
            <text:p>111.56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40]/[.O56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42]/[.O58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43]/[.O59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32:.K44])" office:value-type="float" office:value="604545339">
            <text:p>604,545,339.00</text:p>
          </table:table-cell>
          <table:table-cell table:style-name="ce16" table:formula="of:=SUM([.L32:.L44])" office:value-type="float" office:value="3051575101">
            <text:p>3,051,575,101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45]/[.K61]" office:value-type="percentage" office:value="0.995903171509607">
            <text:p>99.59%</text:p>
          </table:table-cell>
          <table:table-cell table:style-name="ce17" table:formula="of:=[.L45]/[.L61]" office:value-type="percentage" office:value="0.993762784696782">
            <text:p>99.3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sqft_living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2.55e+03,1.4e+04]</text:p>
          </table:table-cell>
          <table:table-cell office:value-type="float" office:value="227803635">
            <text:p>227,803,635.00</text:p>
          </table:table-cell>
          <table:table-cell office:value-type="float" office:value="1281584175">
            <text:p>1,281,584,175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228731.2">
            <text:p>228,731.2000</text:p>
          </table:table-cell>
          <table:table-cell table:style-name="ce17" table:formula="of:=[.O48]/[.O64]" office:value-type="percentage" office:value="0.73377839514688">
            <text:p>73.38%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/>
          <table:table-cell table:style-name="ce5" table:formula="of:=[.K61]/[.B$12]" office:value-type="percentage" office:value="0.717647136947569">
            <text:p>71.76%</text:p>
          </table:table-cell>
          <table:table-cell table:style-name="ce5" table:formula="of:=[.L61]/[.C$12]" office:value-type="percentage" office:value="0.719750302040763">
            <text:p>71.98%</text:p>
          </table:table-cell>
          <table:table-cell office:value-type="string">
            <text:p>Added sqft_living.cut.fctr as category &amp; feature</text:p>
          </table:table-cell>
          <table:table-cell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sqft_living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.91e+03,2.55e+03]</text:p>
          </table:table-cell>
          <table:table-cell office:value-type="float" office:value="146319371">
            <text:p>146,319,371.00</text:p>
          </table:table-cell>
          <table:table-cell office:value-type="float" office:value="708146315">
            <text:p>708,146,315.00</text:p>
          </table:table-cell>
          <table:table-cell/>
          <table:table-cell office:value-type="string">
            <text:p>min.RMSE.fit:glb_fin_mdl</text:p>
          </table:table-cell>
          <table:table-cell office:value-type="float" office:value="258300.1">
            <text:p>258,300.1000</text:p>
          </table:table-cell>
          <table:table-cell table:style-name="ce17" table:formula="of:=[.O49]/[.O65]" office:value-type="percentage" office:value="0.683233824055323">
            <text:p>68.3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office:value-type="string">
            <text:p>Added sqft_living feature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/>
          <table:table-cell office:value-type="string">
            <text:p>(1.43e+03,1.91e+03]</text:p>
          </table:table-cell>
          <table:table-cell office:value-type="float" office:value="124631725">
            <text:p>124,631,725.00</text:p>
          </table:table-cell>
          <table:table-cell office:value-type="float" office:value="583493872">
            <text:p>583,493,872.00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4518944">
            <text:p>0.4519</text:p>
          </table:table-cell>
          <table:table-cell table:style-name="ce17" table:formula="of:=[.O50]/[.O66]" office:value-type="percentage" office:value="-25.1488077681228">
            <text:p>-2514.88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formula="of:=[.B65]" office:value-type="percentage" office:value="1">
            <text:p>100.00%</text:p>
          </table:table-cell>
          <table:table-cell table:style-name="ce5" table:formula="of:=[.C65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/>
          <table:table-cell office:value-type="string">
            <text:p>(0,1.43e+03]</text:p>
          </table:table-cell>
          <table:table-cell office:value-type="float" office:value="108277515">
            <text:p>108,277,515.00</text:p>
          </table:table-cell>
          <table:table-cell office:value-type="float" office:value="497503530">
            <text:p>497,503,530.00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5350111">
            <text:p>0.5350</text:p>
          </table:table-cell>
          <table:table-cell table:style-name="ce17" table:formula="of:=[.O51]/[.O67]" office:value-type="percentage" office:value="723.25117775969">
            <text:p>72325.12%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9"/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3">
          <table:table-cell/>
          <table:table-cell table:style-name="ce5" table:number-columns-repeated="2"/>
          <table:table-cell table:style-name="ce8"/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8"/>
          <table:table-cell table:style-name="ce17" table:formula="of:=[.O53]/[.O69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55.836">
            <text:p>55.84</text:p>
          </table:table-cell>
          <table:table-cell table:style-name="ce17" table:formula="of:=[.O55]/[.O71]" office:value-type="percentage" office:value="1.0692045498066">
            <text:p>106.92%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table:formula="of:=[.O56]/[.O72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table:formula="of:=[.O58]/[.O74]" office:value-type="percentage" office:value="0">
            <text:p>#DIV/0!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table:formula="of:=[.O59]/[.O75]" office:value-type="percentage" office:value="0">
            <text:p>#DIV/0!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8:.K60])" office:value-type="float" office:value="607032246">
            <text:p>607,032,246.00</text:p>
          </table:table-cell>
          <table:table-cell table:style-name="ce16" table:formula="of:=SUM([.L48:.L60])" office:value-type="float" office:value="3070727892">
            <text:p>3,070,727,89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table:formula="of:=[.K61]/[.K77]" office:value-type="percentage" office:value="0.717647136947569">
            <text:p>71.76%</text:p>
          </table:table-cell>
          <table:table-cell table:style-name="ce17" table:formula="of:=[.L61]/[.L77]" office:value-type="percentage" office:value="0.719750302040763">
            <text:p>71.9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Hous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845864513">
            <text:p>845,864,513.00</text:p>
          </table:table-cell>
          <table:table-cell office:value-type="float" office:value="4266379442">
            <text:p>4,266,379,442.00</text:p>
          </table:table-cell>
          <table:table-cell/>
          <table:table-cell office:value-type="string">
            <text:p>min.RMSE.OOB:glb_sel_mdl</text:p>
          </table:table-cell>
          <table:table-cell office:value-type="float" office:value="311717">
            <text:p>311,717.0000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4"/>
          <table:table-cell table:number-columns-repeated="977"/>
        </table:table-row>
        <table:table-row table:style-name="ro1">
          <table:table-cell/>
          <table:table-cell table:style-name="ce5" table:formula="of:=[.K77]/[.B12]" office:value-type="percentage" office:value="1">
            <text:p>100.00%</text:p>
          </table:table-cell>
          <table:table-cell table:style-name="ce5" table:formula="of:=[.L77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number-columns-repeated="5"/>
          <table:table-cell office:value-type="string">
            <text:p>min.RMSE.fit:glb_fin_mdl</text:p>
          </table:table-cell>
          <table:table-cell office:value-type="float" office:value="378055.2">
            <text:p>378,055.200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max.R.sq.OOB:glb_sel_mdl</text:p>
          </table:table-cell>
          <table:table-cell table:style-name="ce22" office:value-type="float" office:value="-0.01796882">
            <text:p>-0.018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office:value-type="string">
            <text:p>max.Adj.R.sq.fit:glb_fin_mdl</text:p>
          </table:table-cell>
          <table:table-cell office:value-type="float" office:value="0.0007397307">
            <text:p>0.0007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4" table:number-columns-repeated="2"/>
          <table:table-cell table:number-columns-repeated="968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fit.data.training</text:span><text:span text:style-name="T2">(Console)</text:span></text:p>
          </table:table-cell>
          <table:table-cell table:style-name="ce4" office:value-type="float" office:value="52.222">
            <text:p>52.2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9"/>
          <table:table-cell table:style-name="ce4" office:value-type="string">
            <text:p>extract.features_bind.DXM</text:p>
          </table:table-cell>
          <table:table-cell table:style-name="ce4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number-columns-repeated="13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4"/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5" table:formula="of:=[.B$12]/[.B$12]" office:value-type="percentage" office:value="1">
            <text:p>100.00%</text:p>
          </table:table-cell>
          <table:table-cell table:style-name="ce5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4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64:.K76])" office:value-type="float" office:value="845864513">
            <text:p>845,864,513.00</text:p>
          </table:table-cell>
          <table:table-cell table:style-name="ce16" table:formula="of:=SUM([.L64:.L76])" office:value-type="float" office:value="4266379442">
            <text:p>4,266,379,442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4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497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27803635">
            <text:p>2278036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46319371">
            <text:p>14631937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4631725">
            <text:p>12463172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8277515">
            <text:p>10827751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81584175">
            <text:p>1281584175</text:p>
          </table:table-cell>
          <table:table-cell table:number-columns-repeated="8"/>
          <table:table-cell office:value-type="float" office:value="227803635">
            <text:p>22780363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08146315">
            <text:p>708146315</text:p>
          </table:table-cell>
          <table:table-cell table:number-columns-repeated="8"/>
          <table:table-cell office:value-type="float" office:value="146319371">
            <text:p>146319371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83493872">
            <text:p>583493872</text:p>
          </table:table-cell>
          <table:table-cell table:number-columns-repeated="8"/>
          <table:table-cell office:value-type="float" office:value="124631725">
            <text:p>124631725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97503530">
            <text:p>497503530</text:p>
          </table:table-cell>
          <table:table-cell table:number-columns-repeated="8"/>
          <table:table-cell office:value-type="float" office:value="108277515">
            <text:p>10827751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pos</text:p>
          </table:table-cell>
          <table:table-cell office:value-type="float" office:value="99.87922">
            <text:p>99.8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99.5158">
            <text:p>99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43e+03,1.91e+03]</text:p>
          </table:table-cell>
          <table:table-cell office:value-type="float" office:value="60.43336">
            <text:p>60.4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sqft.living.cut.fctr(1.91e+03,2.55e+03]</text:p>
          </table:table-cell>
          <table:table-cell office:value-type="float" office:value="24.61335">
            <text:p>24.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.x</text:p>
          </table:table-cell>
          <table:table-cell office:value-type="string">
            <text:p>All.X__rcv_glmnet.imp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bathrooms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zipcode</text:p>
          </table:table-cell>
          <table:table-cell office:value-type="float" office:value="85.67056">
            <text:p>85.67</text:p>
          </table:table-cell>
          <table:table-cell table:number-columns-repeated="13"/>
          <table:table-cell office:value-type="float" office:value="85.67056">
            <text:p>85.67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iving</text:p>
          </table:table-cell>
          <table:table-cell office:value-type="float" office:value="85.29348">
            <text:p>85.29</text:p>
          </table:table-cell>
          <table:table-cell table:number-columns-repeated="13"/>
          <table:table-cell office:value-type="float" office:value="85.29348">
            <text:p>85.29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sqft_lot</text:p>
          </table:table-cell>
          <table:table-cell office:value-type="float" office:value="84.80832">
            <text:p>84.81</text:p>
          </table:table-cell>
          <table:table-cell table:number-columns-repeated="13"/>
          <table:table-cell office:value-type="float" office:value="84.80832">
            <text:p>84.8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83.80678">
            <text:p>83.81</text:p>
          </table:table-cell>
          <table:table-cell table:number-columns-repeated="13"/>
          <table:table-cell office:value-type="float" office:value="83.80678">
            <text:p>83.8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loors</text:p>
          </table:table-cell>
          <table:table-cell office:value-type="float" office:value="76.26484">
            <text:p>76.26</text:p>
          </table:table-cell>
          <table:table-cell table:number-columns-repeated="13"/>
          <table:table-cell office:value-type="float" office:value="76.26484">
            <text:p>76.26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230493369">
            <text:p>2304933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52287548">
            <text:p>15228754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120331898">
            <text:p>12033189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101432524">
            <text:p>10143252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293759192">
            <text:p>1293759192</text:p>
          </table:table-cell>
          <table:table-cell table:number-columns-repeated="8"/>
          <table:table-cell office:value-type="float" office:value="230493369">
            <text:p>230493369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731606056">
            <text:p>731606056</text:p>
          </table:table-cell>
          <table:table-cell table:number-columns-repeated="8"/>
          <table:table-cell office:value-type="float" office:value="152287548">
            <text:p>15228754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554699721">
            <text:p>554699721</text:p>
          </table:table-cell>
          <table:table-cell table:number-columns-repeated="8"/>
          <table:table-cell office:value-type="float" office:value="120331898">
            <text:p>12033189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71510132">
            <text:p>471510132</text:p>
          </table:table-cell>
          <table:table-cell table:number-columns-repeated="8"/>
          <table:table-cell office:value-type="float" office:value="101432524">
            <text:p>101432524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__rcv_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lat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grade</text:p>
          </table:table-cell>
          <table:table-cell office:value-type="float" office:value="44.36791">
            <text:p>44.37</text:p>
          </table:table-cell>
          <table:table-cell table:number-columns-repeated="13"/>
          <table:table-cell office:value-type="float" office:value="44.36791">
            <text:p>44.37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bathrooms</text:p>
          </table:table-cell>
          <table:table-cell office:value-type="float" office:value="37.21664">
            <text:p>37.22</text:p>
          </table:table-cell>
          <table:table-cell table:number-columns-repeated="13"/>
          <table:table-cell office:value-type="float" office:value="37.21664">
            <text:p>37.22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condition</text:p>
          </table:table-cell>
          <table:table-cell office:value-type="float" office:value="34.9219">
            <text:p>34.92</text:p>
          </table:table-cell>
          <table:table-cell table:number-columns-repeated="13"/>
          <table:table-cell office:value-type="float" office:value="34.9219">
            <text:p>34.92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floors</text:p>
          </table:table-cell>
          <table:table-cell office:value-type="float" office:value="33.09719">
            <text:p>33.1</text:p>
          </table:table-cell>
          <table:table-cell table:number-columns-repeated="13"/>
          <table:table-cell office:value-type="float" office:value="33.09719">
            <text:p>33.1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.rnorm</text:p>
          </table:table-cell>
          <table:table-cell office:value-type="float" office:value="31.92135">
            <text:p>31.92</text:p>
          </table:table-cell>
          <table:table-cell table:number-columns-repeated="13"/>
          <table:table-cell office:value-type="float" office:value="31.92135">
            <text:p>31.9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87852303">
            <text:p>18785230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110379429">
            <text:p>11037942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91604284">
            <text:p>9160428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90886544">
            <text:p>9088654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.x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2.55e+03,1.4e+04]</text:p>
          </table:table-cell>
          <table:table-cell office:value-type="float" office:value="1049978482">
            <text:p>1049978482</text:p>
          </table:table-cell>
          <table:table-cell table:number-columns-repeated="8"/>
          <table:table-cell office:value-type="float" office:value="187852303">
            <text:p>187852303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1.91e+03,2.55e+03]</text:p>
          </table:table-cell>
          <table:table-cell office:value-type="float" office:value="527985397">
            <text:p>527985397</text:p>
          </table:table-cell>
          <table:table-cell table:number-columns-repeated="8"/>
          <table:table-cell office:value-type="float" office:value="110379429">
            <text:p>110379429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(0,1.43e+03]</text:p>
          </table:table-cell>
          <table:table-cell office:value-type="float" office:value="423403935">
            <text:p>423403935</text:p>
          </table:table-cell>
          <table:table-cell table:number-columns-repeated="9"/>
          <table:table-cell office:value-type="float" office:value="91604284">
            <text:p>91604284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(1.43e+03,1.91e+03]</text:p>
          </table:table-cell>
          <table:table-cell office:value-type="float" office:value="415710480">
            <text:p>415710480</text:p>
          </table:table-cell>
          <table:table-cell table:number-columns-repeated="9"/>
          <table:table-cell office:value-type="float" office:value="90886544">
            <text:p>90886544</text:p>
          </table:table-cell>
          <table:table-cell table:number-columns-repeated="8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4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4" office:value-type="string">
            <text:p>opt.prob.threshold.fit:glb_sel_mdl</text:p>
          </table:table-cell>
        </table:table-row>
        <table:table-row table:style-name="ro1">
          <table:table-cell/>
          <table:table-cell table:style-name="ce4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4" office:value-type="string">
            <text:p>min.RMSE.OOB:glb_sel_mdl</text:p>
          </table:table-cell>
        </table:table-row>
        <table:table-row table:style-name="ro1">
          <table:table-cell/>
          <table:table-cell table:style-name="ce4" office:value-type="string">
            <text:p>min.RMSE.fit:glb_fin_mdl</text:p>
          </table:table-cell>
        </table:table-row>
        <table:table-row table:style-name="ro1">
          <table:table-cell/>
          <table:table-cell table:style-name="ce4" office:value-type="string">
            <text:p>max.R.sq.OOB:glb_sel_mdl</text:p>
          </table:table-cell>
        </table:table-row>
        <table:table-row table:style-name="ro1">
          <table:table-cell/>
          <table:table-cell table:style-name="ce4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1/05/2016</text:date>, <text:time>16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5T16:34:37</dc:date>
    <dc:creator>Balaji Iyengar</dc:creator>
    <meta:editing-duration>PT1693H24M46S</meta:editing-duration>
    <meta:editing-cycles>491</meta:editing-cycles>
    <meta:document-statistic meta:table-count="3" meta:cell-count="722" meta:object-count="0"/>
    <meta:user-defined meta:name=""/>
  </office:meta>
</office:document-meta>
</file>